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style:font-name="Liberation Serif" style:font-name-asian="Liberation Serif"/>
    </style:style>
    <style:style style:name="P2" style:family="paragraph" style:parent-style-name="Text_20_body" style:list-style-name="L1">
      <style:paragraph-properties fo:text-align="justify" style:justify-single-word="false"/>
      <style:text-properties officeooo:paragraph-rsid="001c1078"/>
    </style:style>
    <style:style style:name="P3" style:family="paragraph" style:parent-style-name="Text_20_body">
      <style:paragraph-properties fo:text-align="justify" style:justify-single-word="false"/>
      <style:text-properties officeooo:paragraph-rsid="001c1078"/>
    </style:style>
    <style:style style:name="P4" style:family="paragraph" style:parent-style-name="Text_20_body" style:list-style-name="L1">
      <style:text-properties style:font-name="Liberation Serif" style:font-name-asian="Liberation Serif"/>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T1" style:family="text">
      <style:text-properties officeooo:rsid="003c4405"/>
    </style:style>
    <style:style style:name="T2" style:family="text">
      <style:text-properties style:font-name="Liberation Serif" style:font-name-asian="Liberation Serif"/>
    </style:style>
    <style:style style:name="T3" style:family="text">
      <style:text-properties style:font-name="Liberation Serif" officeooo:rsid="00163098" style:font-name-asian="Liberation Serif"/>
    </style:style>
    <style:style style:name="T4" style:family="text">
      <style:text-properties style:font-name="Liberation Serif" style:font-name-asian="Liberation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ource_20_Text"><text:span text:style-name="T2">1. 对齐原则：</text:span></text:span></text:h>
      <text:list xml:id="list3273252396" text:style-name="L2">
        <text:list-item>
          <text:p text:style-name="P11"><text:span text:style-name="Strong_20_Emphasis">字节对齐：</text:span> 大多数计算机体系结构要求特定类型的数据在内存中的起始地址必须是其大小（以字节为单位）的倍数。</text:p>
        </text:list-item>
        <text:list-item>
          <text:p text:style-name="P11"><text:span text:style-name="Strong_20_Emphasis">最常见的对齐规则：</text:span></text:p>
          <text:list>
            <text:list-item>
              <text:p text:style-name="P11"><text:span text:style-name="Source_20_Text">char</text:span> 类型通常对齐为 1 字节。</text:p>
            </text:list-item>
            <text:list-item>
              <text:p text:style-name="P11"><text:span text:style-name="Source_20_Text">short</text:span> 通常对齐为 2 字节。</text:p>
            </text:list-item>
            <text:list-item>
              <text:p text:style-name="P11"><text:span text:style-name="Source_20_Text">int</text:span> 对齐为 4 字节。</text:p>
            </text:list-item>
            <text:list-item>
              <text:p text:style-name="P11"><text:span text:style-name="Source_20_Text">long long</text:span> 对齐为 8 字节。</text:p>
            </text:list-item>
            <text:list-item>
              <text:p text:style-name="P11"><text:span text:style-name="Source_20_Text">float</text:span> 对齐为 4 字节。</text:p>
            </text:list-item>
            <text:list-item>
              <text:p text:style-name="P5"><text:span text:style-name="Source_20_Text">double</text:span> 对齐为 8 字节。</text:p>
            </text:list-item>
          </text:list>
        </text:list-item>
      </text:list>
      <text:h text:style-name="P1" text:outline-level="3" text:is-list-header="true">2. 内存对齐的作用：</text:h>
      <text:list xml:id="list1175833440" text:style-name="L3">
        <text:list-item>
          <text:p text:style-name="P12"><text:span text:style-name="Strong_20_Emphasis">提高访问效率：</text:span> 符合对齐要求的数据能够更高效地被处理器访问。不需要特殊的硬件或软件来处理非对齐访问。</text:p>
        </text:list-item>
        <text:list-item>
          <text:p text:style-name="P6"><text:span text:style-name="Strong_20_Emphasis">优化缓存访问：</text:span> 对齐的数据有助于最大程度利用硬件的缓存行。</text:p>
        </text:list-item>
      </text:list>
      <text:h text:style-name="P1" text:outline-level="3" text:is-list-header="true">3. 结构体和类的对齐：</text:h>
      <text:list xml:id="list2266708304" text:style-name="L4">
        <text:list-item>
          <text:p text:style-name="P13"><text:span text:style-name="Strong_20_Emphasis">结构体成员对齐：</text:span> 结构体成员通常按照成员大小的最大值进行对齐，以保证整个结构体内存块的对齐。（起始地址是各成员大小的整数倍，边界是成员大小最大值的整数倍）</text:p>
        </text:list-item>
        <text:list-item>
          <text:p text:style-name="P7"><text:span text:style-name="Strong_20_Emphasis">类的对齐：</text:span> 类的对象在内存中的布局与结构体类似，会根据最大成员大小进行对齐，但可能会受到编译器的额外对齐规则影响。</text:p>
        </text:list-item>
      </text:list>
      <text:h text:style-name="P1" text:outline-level="3" text:is-list-header="true">4. 对齐方式：</text:h>
      <text:list xml:id="list1592689007" text:style-name="L5">
        <text:list-item>
          <text:p text:style-name="P14"><text:span text:style-name="Strong_20_Emphasis">默认对齐：</text:span> 大多数编译器都会默认使用合适的对齐方式，但也可以通过编译器指令来控制对齐方式。</text:p>
        </text:list-item>
        <text:list-item>
          <text:p text:style-name="P8"><text:span text:style-name="Strong_20_Emphasis">手动对齐：</text:span> 可以使用编译器提供的特定指令或者属性来手动指定对齐方式，以节省内存或确保与其他系统的兼容性。</text:p>
        </text:list-item>
      </text:list>
      <text:h text:style-name="P1" text:outline-level="3" text:is-list-header="true">5. 内存对齐与性能：</text:h>
      <text:list xml:id="list4147476026" text:style-name="L6">
        <text:list-item>
          <text:p text:style-name="P15"><text:span text:style-name="Strong_20_Emphasis">访问非对齐数据：</text:span> 非对齐数据的访问可能导致额外的处理器周期和性能损失。</text:p>
        </text:list-item>
        <text:list-item>
          <text:p text:style-name="P9"><text:span text:style-name="Strong_20_Emphasis">数据结构优化：</text:span> 对于大量数据存储的情况，优化数据结构的对齐方式可能有助于提高性能。</text:p>
        </text:list-item>
      </text:list>
      <text:h text:style-name="P1" text:outline-level="3" text:is-list-header="true">6. 平台相关性：</text:h>
      <text:list xml:id="list3556023916" text:style-name="L7">
        <text:list-item>
          <text:p text:style-name="P10"><text:span text:style-name="Strong_20_Emphasis">不同平台对齐规则不同：</text:span> 不同的硬件体系结构可能有不同的对齐要求，需要考虑跨平台的对齐问题。</text:p>
        </text:list-item>
      </text:list>
      <text:p text:style-name="P3"><text:span text:style-name="Source_20_Text"><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9T15:19:44.855852960</meta:creation-date>
    <dc:date>2023-12-20T09:48:10.965266169</dc:date>
    <meta:editing-duration>PT13M46S</meta:editing-duration>
    <meta:editing-cycles>16</meta:editing-cycles>
    <meta:generator>LibreOffice/6.4.7.2$Linux_X86_64 LibreOffice_project/40$Build-2</meta:generator>
    <meta:document-statistic meta:table-count="0" meta:image-count="0" meta:object-count="0" meta:page-count="1" meta:paragraph-count="23" meta:word-count="601" meta:character-count="666" meta:non-whitespace-character-count="631"/>
  </office:meta>
</office:document-meta>
</file>